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392cm" fo:min-width="3.261cm" draw:shadow-offset-x="0.203cm" draw:shadow-offset-y="0.203cm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89cm" fo:min-width="2.124cm" draw:shadow-offset-x="0.203cm" draw:shadow-offset-y="0.20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566cm" fo:min-width="1.165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04cm" fo:min-width="2.454cm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2.306cm" fo:min-width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18pt" style:font-size-complex="18pt"/>
    </style:style>
    <style:style style:name="P4" style:family="paragraph">
      <loext:graphic-properties draw:fill="none" draw:fill-color="#ffffff"/>
      <style:text-properties fo:font-size="36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17cm" svg:height="2.322cm" draw:transform="rotate (-0.868650368717578) translate (8.996cm -0.708cm)">
          <text:p text:style-name="P1">True ellip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317cm" svg:height="2.322cm" draw:transform="rotate (-2.23227611330075) translate (6.152cm 8.11cm)">
          <text:p text:style-name="P1">Coil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1cm" svg:height="1.469cm" draw:transform="rotate (-0.312239403181785) translate (6.554cm 8.226cm)">
          <text:p text:style-name="P1">Coil 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353cm" svg:height="1.152cm" draw:transform="rotate (1.77796690900662) translate (17.512cm 10.652cm)">
          <text:p text:style-name="P1">Coil N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259cm" svg:height="1.673cm" svg:x="12.049cm" svg:y="8.112cm">
          <draw:text-box>
            <text:p text:style-name="P3"><text:span text:style-name="T1">. </text:span><text:span text:style-name="T1">. </text:span><text:span text:style-name="T1">.</text:span></text:p>
          </draw:text-box>
        </draw:frame>
        <draw:custom-shape draw:style-name="gr5" draw:text-style-name="P2" draw:layer="layout" svg:width="4.176cm" svg:height="1.824cm" draw:transform="rotate (-1.56451314148772) translate (4.094cm 15.062cm)">
          <text:p text:style-name="P1">Coil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76cm" svg:height="1.824cm" draw:transform="rotate (-1.56451314148772) translate (8.975cm 15.101cm)">
          <text:p text:style-name="P1">Coi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76cm" svg:height="1.824cm" draw:transform="rotate (-1.56451314148772) translate (18.754cm 15.101cm)">
          <text:p text:style-name="P1">Coil N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259cm" svg:height="1.673cm" svg:x="11.441cm" svg:y="16.218cm">
          <draw:text-box>
            <text:p text:style-name="P3"><text:span text:style-name="T1">. . .</text:span></text:p>
          </draw:text-box>
        </draw:frame>
        <draw:custom-shape draw:style-name="gr5" draw:text-style-name="P2" draw:layer="layout" svg:width="4.176cm" svg:height="1.824cm" draw:transform="rotate (-1.56451314148772) translate (11.769cm 23.356cm)">
          <text:p text:style-name="P1">Compos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51cm" svg:height="2.921cm" svg:x="10.017cm" svg:y="5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51cm" svg:height="2.921cm" svg:x="13.617cm" svg:y="11.93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51cm" svg:height="2.921cm" svg:x="6.461cm" svg:y="11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51cm" svg:height="2.921cm" svg:x="10.017cm" svg:y="19.9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3.88cm" svg:height="0.962cm" svg:x="2.651cm" svg:y="12.811cm">
          <draw:text-box>
            <text:p>Registration</text:p>
          </draw:text-box>
        </draw:frame>
        <draw:frame draw:style-name="gr4" draw:text-style-name="P5" draw:layer="layout" svg:width="4.553cm" svg:height="1.673cm" svg:x="15.662cm" svg:y="12.765cm">
          <draw:text-box>
            <text:p>Inverse affine</text:p>
            <text:p>transformation</text:p>
          </draw:text-box>
        </draw:frame>
        <draw:frame draw:style-name="gr4" draw:text-style-name="P5" draw:layer="layout" svg:width="6.027cm" svg:height="1.673cm" svg:x="12.106cm" svg:y="20.539cm">
          <draw:text-box>
            <text:p>Combine registered</text:p>
            <text:p>coil ellipses</text:p>
          </draw:text-box>
        </draw:frame>
        <draw:frame draw:style-name="gr4" draw:text-style-name="P5" draw:layer="layout" svg:width="5.006cm" svg:height="0.962cm" svg:x="12.049cm" svg:y="5.88cm">
          <draw:text-box>
            <text:p>Coil sensitivit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0:11:08.594551006</meta:creation-date>
    <dc:date>2019-05-31T10:23:24.094713527</dc:date>
    <meta:editing-duration>PT24S</meta:editing-duration>
    <meta:editing-cycles>1</meta:editing-cycles>
    <meta:document-statistic meta:object-count="18"/>
    <meta:generator>LibreOffice/6.2.4.2$Linux_X86_64 LibreOffice_project/20$Build-2</meta:generator>
  </office:meta>
</office:document-meta>
</file>